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f16" officeooo:paragraph-rsid="000bef16"/>
    </style:style>
    <style:style style:name="P2" style:family="paragraph" style:parent-style-name="Standard">
      <style:text-properties officeooo:rsid="000dd838" officeooo:paragraph-rsid="000dd838"/>
    </style:style>
    <style:style style:name="P3" style:family="paragraph" style:parent-style-name="Standard">
      <style:text-properties officeooo:rsid="001053f7" officeooo:paragraph-rsid="000dd838"/>
    </style:style>
    <style:style style:name="P4" style:family="paragraph" style:parent-style-name="Standard">
      <style:text-properties officeooo:rsid="001053f7" officeooo:paragraph-rsid="001053f7"/>
    </style:style>
    <style:style style:name="P5" style:family="paragraph" style:parent-style-name="Standard">
      <style:paragraph-properties fo:text-align="center" style:justify-single-word="false"/>
      <style:text-properties officeooo:rsid="001053f7" officeooo:paragraph-rsid="001053f7"/>
    </style:style>
    <style:style style:name="P6" style:family="paragraph" style:parent-style-name="Standard">
      <style:paragraph-properties fo:text-align="start" style:justify-single-word="false"/>
      <style:text-properties officeooo:rsid="001053f7" officeooo:paragraph-rsid="001053f7"/>
    </style:style>
    <style:style style:name="P7" style:family="paragraph" style:parent-style-name="Standard">
      <style:paragraph-properties fo:text-align="start" style:justify-single-word="false"/>
      <style:text-properties officeooo:rsid="001053f7" officeooo:paragraph-rsid="0010a065"/>
    </style:style>
    <style:style style:name="P8" style:family="paragraph" style:parent-style-name="Standard">
      <style:paragraph-properties fo:text-align="start" style:justify-single-word="false"/>
      <style:text-properties officeooo:rsid="001053f7" officeooo:paragraph-rsid="00123483"/>
    </style:style>
    <style:style style:name="T1" style:family="text">
      <style:text-properties officeooo:rsid="001053f7"/>
    </style:style>
    <style:style style:name="T2" style:family="text">
      <style:text-properties officeooo:rsid="0010a065"/>
    </style:style>
    <style:style style:name="T3" style:family="text">
      <style:text-properties fo:font-weight="bold" officeooo:rsid="0010a065" style:font-weight-asian="bold" style:font-weight-complex="bold"/>
    </style:style>
    <style:style style:name="T4" style:family="text">
      <style:text-properties fo:font-weight="normal" officeooo:rsid="0010a065" style:font-weight-asian="normal" style:font-weight-complex="normal"/>
    </style:style>
    <style:style style:name="T5" style:family="text">
      <style:text-properties fo:font-weight="normal" officeooo:rsid="00123483" style:font-weight-asian="normal" style:font-weight-complex="normal"/>
    </style:style>
    <style:style style:name="T6" style:family="text">
      <style:text-properties officeooo:rsid="001234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NN</text:p>
      <text:p text:style-name="P1"/>
      <text:p text:style-name="P1">k-nn is a supervised ml algorithm used for classification and regression. It works by finding the k closest data points(neighbors) in the training set to a given test point and predicting label based on majority vote (for classification) or the average (for regression).</text:p>
      <text:p text:style-name="P1"/>
      <text:p text:style-name="P1">Training phase:</text:p>
      <text:p text:style-name="P1">-no explicit training happens; the dataset itself is the model.</text:p>
      <text:p text:style-name="P1"/>
      <text:p text:style-name="P1">Prediction phase:</text:p>
      <text:p text:style-name="P1">-for a given test point, calculate the distance to every point in the training set.</text:p>
      <text:p text:style-name="P1">-select the k nearest neighbors.</text:p>
      <text:p text:style-name="P1">-for classification, predict the label based on the majority vote among the k neighbors.</text:p>
      <text:p text:style-name="P1">-for regression, predict the value as the average of the k neighbors.</text:p>
      <text:p text:style-name="P1"/>
      <text:p text:style-name="P2">What we call as dataPoints are actually vector objects. So all we do is calculating the distance of test vector with the all vectors from the dataset and finding closest ‘k’ vectors. We count the votes of labels afterwards in th<text:span text:style-name="T1">ese </text:span>k closest vectors, and higher vote class wins.</text:p>
      <text:p text:style-name="P3"/>
      <text:p text:style-name="P5">===pseudo===</text:p>
      <text:p text:style-name="P6">predict(trainingSet, testVector, k){</text:p>
      <text:p text:style-name="P6"/>
      <text:p text:style-name="P6"><text:tab/>distances[<text:span text:style-name="T2">len(trainingSet)</text:span>]</text:p>
      <text:p text:style-name="P7"><text:tab/></text:p>
      <text:p text:style-name="P7"><text:tab/>//<text:span text:style-name="T2">calculate the distances bw testVector and each trainingSet vectors.</text:span></text:p>
      <text:p text:style-name="P7"><text:tab/>for <text:span text:style-name="T2">i in range(len(trainingSet)):</text:span></text:p>
      <text:p text:style-name="P7"><text:tab/><text:tab/><text:span text:style-name="T2">vector = trainingSet[i]</text:span></text:p>
      <text:p text:style-name="P7"><text:tab/><text:tab/><text:span text:style-name="T2">distances[i] = </text:span><text:span text:style-name="T3">euclideanDistanceCalculator</text:span><text:span text:style-name="T4">(testVector.attributes, vector.attributes)</text:span></text:p>
      <text:p text:style-name="P7"><text:span text:style-name="T4"><text:tab/><text:tab/>labels[i] = vector.label</text:span></text:p>
      <text:p text:style-name="P7"><text:span text:style-name="T4"/></text:p>
      <text:p text:style-name="P7"><text:span text:style-name="T4"><text:tab/>//sort the distances and store k element</text:span></text:p>
      <text:p text:style-name="P7"><text:span text:style-name="T4"><text:tab/>distances.sort() //ofc match the labels as well with their distances</text:span></text:p>
      <text:p text:style-name="P7"><text:span text:style-name="T4"/></text:p>
      <text:p text:style-name="P7"><text:span text:style-name="T4"><text:tab/>//count the votes </text:span></text:p>
      <text:p text:style-name="P7"><text:span text:style-name="T4"><text:tab/>uniquLabels[k] </text:span></text:p>
      <text:p text:style-name="P7"><text:span text:style-name="T4"><text:tab/>votes[k] </text:span></text:p>
      <text:p text:style-name="P7"><text:span text:style-name="T4"><text:tab/>uniqueCount = 0</text:span></text:p>
      <text:p text:style-name="P7"><text:span text:style-name="T4"/></text:p>
      <text:p text:style-name="P7"><text:span text:style-name="T4"><text:tab/>for i in range(k):</text:span></text:p>
      <text:p text:style-name="P7"><text:span text:style-name="T4"><text:tab/><text:tab/>found = false</text:span></text:p>
      <text:p text:style-name="P7"><text:span text:style-name="T4"><text:tab/><text:tab/></text:span><text:span text:style-name="T5">currentLabel = labels[i]</text:span></text:p>
      <text:p text:style-name="P7"><text:span text:style-name="T4"><text:tab/><text:tab/>for j</text:span><text:span text:style-name="T5"> </text:span><text:span text:style-name="T4">in range(</text:span><text:span text:style-name="T5">uniqueCount</text:span><text:span text:style-name="T4">):</text:span></text:p>
      <text:p text:style-name="P8"><text:span text:style-name="T4"><text:tab/><text:tab/><text:tab/></text:span><text:span text:style-name="T5">if(uniqueLabels[j] == currentLabel):</text:span></text:p>
      <text:p text:style-name="P7"><text:span text:style-name="T5"><text:tab/><text:tab/><text:tab/><text:tab/>votes[j]++</text:span></text:p>
      <text:p text:style-name="P7"><text:span text:style-name="T5"><text:tab/><text:tab/><text:tab/><text:tab/>found = true</text:span></text:p>
      <text:p text:style-name="P7"><text:span text:style-name="T5"><text:tab/><text:tab/><text:tab/><text:tab/>break</text:span></text:p>
      <text:p text:style-name="P7"><text:span text:style-name="T5"><text:tab/><text:tab/><text:tab/></text:span></text:p>
      <text:p text:style-name="P7"><text:span text:style-name="T5"><text:tab/><text:tab/>if(!found):</text:span></text:p>
      <text:p text:style-name="P7"><text:span text:style-name="T5"><text:tab/><text:tab/><text:tab/>uniqueLabels[uniqueCount] = currentLabel</text:span></text:p>
      <text:p text:style-name="P7"><text:span text:style-name="T5"><text:tab/><text:tab/><text:tab/>votes[uniqueCount] = 1</text:span></text:p>
      <text:p text:style-name="P4"><text:tab/><text:tab/><text:tab/><text:span text:style-name="T6">uniqueCount++</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ext_20_body_20_indent" style:display-name="Text body indent" style:family="paragraph" style:parent-style-name="Text_20_body" style:class="text">
      <style:paragraph-properties fo:margin-left="0.1965in" fo:text-indent="0in" style:auto-text-indent="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5T17:19:19.172888279</meta:creation-date>
    <dc:date>2025-03-16T22:17:44.134684104</dc:date>
    <meta:editing-duration>PT10H47M27S</meta:editing-duration>
    <meta:editing-cycles>2</meta:editing-cycles>
    <meta:generator>LibreOffice/24.2.7.2$Linux_X86_64 LibreOffice_project/420$Build-2</meta:generator>
    <meta:document-statistic meta:table-count="0" meta:image-count="0" meta:object-count="0" meta:page-count="1" meta:paragraph-count="38" meta:word-count="236" meta:character-count="1676" meta:non-whitespace-character-count="1421"/>
  </office:meta>
</office:document-meta>
</file>